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Flexible Data Formats</text:p>
      <text:p text:style-name="Standard"/>
      <text:p text:style-name="Standard">-- Exercise 1:</text:p>
      <text:p text:style-name="Standard">-- Goal: Write a query to format the view_item event into a table with the appropriate columns</text:p>
      <text:p text:style-name="Standard"/>
      <text:p text:style-name="Standard">SELECT event_id,</text:p>
      <text:p text:style-name="Standard"><text:s text:c="2"/>event_time,</text:p>
      <text:p text:style-name="Standard"><text:s text:c="2"/>user_id,</text:p>
      <text:p text:style-name="Standard"><text:s text:c="2"/>platform,</text:p>
      <text:p text:style-name="Standard"><text:s text:c="2"/>parameter_name,</text:p>
      <text:p text:style-name="Standard"><text:s text:c="2"/>parameter_value</text:p>
      <text:p text:style-name="Standard">FROM dsv1069.events</text:p>
      <text:p text:style-name="Standard"/>
      <text:p text:style-name="Standard">WHERE event_name = 'view_item'</text:p>
      <text:p text:style-name="Standard"/>
      <text:p text:style-name="Standard">ORDER BY event_id;</text:p>
      <text:p text:style-name="Standard"/>
      <text:p text:style-name="Standard">-- Exercise 2:</text:p>
      <text:p text:style-name="Standard">-- Goal: Write a query to format the view_item event into a table with the appropriate columns</text:p>
      <text:p text:style-name="Standard">-- (This replicates what we had in the slides, but it is missing a column)</text:p>
      <text:p text:style-name="Standard"/>
      <text:p text:style-name="Standard">SELECT event_id,</text:p>
      <text:p text:style-name="Standard"><text:tab/>event_time,</text:p>
      <text:p text:style-name="Standard"><text:tab/>user_id,</text:p>
      <text:p text:style-name="Standard"><text:tab/>platform,</text:p>
      <text:p text:style-name="Standard"><text:tab/>(</text:p>
      <text:p text:style-name="Standard"><text:tab/><text:tab/>CASE </text:p>
      <text:p text:style-name="Standard"><text:tab/><text:tab/><text:tab/>WHEN parameter_name = 'item_id'</text:p>
      <text:p text:style-name="Standard"><text:tab/><text:tab/><text:tab/><text:tab/>THEN CAST(parameter_value AS INT)</text:p>
      <text:p text:style-name="Standard"><text:tab/><text:tab/><text:tab/>ELSE NULL</text:p>
      <text:p text:style-name="Standard"><text:tab/><text:tab/><text:tab/>END</text:p>
      <text:p text:style-name="Standard"><text:tab/><text:tab/>) AS item_id,</text:p>
      <text:p text:style-name="Standard"><text:tab/>(</text:p>
      <text:p text:style-name="Standard"><text:tab/><text:tab/>CASE </text:p>
      <text:p text:style-name="Standard"><text:tab/><text:tab/><text:tab/>WHEN parameter_name = 'referrer'</text:p>
      <text:p text:style-name="Standard"><text:tab/><text:tab/><text:tab/><text:tab/>THEN parameter_value</text:p>
      <text:p text:style-name="Standard"><text:tab/><text:tab/><text:tab/>ELSE NULL</text:p>
      <text:p text:style-name="Standard"><text:tab/><text:tab/><text:tab/>END</text:p>
      <text:p text:style-name="Standard"><text:tab/><text:tab/>) AS referrer</text:p>
      <text:p text:style-name="Standard"/>
      <text:p text:style-name="Standard">FROM dsv1069.events</text:p>
      <text:p text:style-name="Standard"/>
      <text:p text:style-name="Standard">WHERE event_name = 'view_item'</text:p>
      <text:p text:style-name="Standard"/>
      <text:p text:style-name="Standard">ORDER BY event_id;</text:p>
      <text:p text:style-name="Standard"/>
      <text:p text:style-name="Standard">--Exercise 3:</text:p>
      <text:p text:style-name="Standard">-- Goal: Use the result from the previous exercise, but make sure</text:p>
      <text:p text:style-name="Standard">SELECT event_id,</text:p>
      <text:p text:style-name="Standard"><text:tab/>event_time,</text:p>
      <text:p text:style-name="Standard"><text:tab/>user_id,</text:p>
      <text:p text:style-name="Standard"><text:tab/>platform,</text:p>
      <text:p text:style-name="Standard"><text:soft-page-break/><text:tab/>MAX(CASE </text:p>
      <text:p text:style-name="Standard"><text:tab/><text:tab/><text:tab/>WHEN parameter_name = 'item_id'</text:p>
      <text:p text:style-name="Standard"><text:tab/><text:tab/><text:tab/><text:tab/>THEN CAST(parameter_value AS INT)</text:p>
      <text:p text:style-name="Standard"><text:tab/><text:tab/><text:tab/>ELSE NULL</text:p>
      <text:p text:style-name="Standard"><text:tab/><text:tab/><text:tab/>END) AS item_id,</text:p>
      <text:p text:style-name="Standard"><text:tab/>MAX(CASE </text:p>
      <text:p text:style-name="Standard"><text:tab/><text:tab/><text:tab/>WHEN parameter_name = 'referrer'</text:p>
      <text:p text:style-name="Standard"><text:tab/><text:tab/><text:tab/><text:tab/>THEN parameter_value</text:p>
      <text:p text:style-name="Standard"><text:tab/><text:tab/><text:tab/>ELSE NULL</text:p>
      <text:p text:style-name="Standard"><text:tab/><text:tab/><text:tab/>END) AS referrer</text:p>
      <text:p text:style-name="Standard"/>
      <text:p text:style-name="Standard">FROM dsv1069.events</text:p>
      <text:p text:style-name="Standard"/>
      <text:p text:style-name="Standard">WHERE event_name = 'view_item'</text:p>
      <text:p text:style-name="Standard"/>
      <text:p text:style-name="Standard">GROUP BY event_id,</text:p>
      <text:p text:style-name="Standard"><text:tab/>event_time,</text:p>
      <text:p text:style-name="Standard"><text:tab/>user_id,</text:p>
      <text:p text:style-name="Standard"><text:tab/>platform</text:p>
      <text:p text:style-name="Standard"/>
      <text:p text:style-name="Standard">ORDER BY event_id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9T17:19:40.913000000</dc:date>
    <meta:editing-duration>PT24S</meta:editing-duration>
    <meta:editing-cycles>1</meta:editing-cycles>
    <meta:document-statistic meta:table-count="0" meta:image-count="0" meta:object-count="0" meta:page-count="2" meta:paragraph-count="59" meta:word-count="180" meta:character-count="1245" meta:non-whitespace-character-count="1038"/>
    <meta:generator>LibreOffice/7.2.4.1$Windows_X86_64 LibreOffice_project/27d75539669ac387bb498e35313b970b7fe9c4f9</meta:generator>
  </office:meta>
</office:document-meta>
</file>